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9d20" officeooo:paragraph-rsid="00059d20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59d20" officeooo:paragraph-rsid="00059d20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so de Git</text:p>
      <text:p text:style-name="P1"/>
      <text:p text:style-name="P1">Inicio sobre el curso de 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9:33:24.136000000</meta:creation-date>
    <dc:date>2018-03-15T19:34:06.168000000</dc:date>
    <meta:editing-duration>PT42S</meta:editing-duration>
    <meta:editing-cycles>1</meta:editing-cycles>
    <meta:document-statistic meta:table-count="0" meta:image-count="0" meta:object-count="0" meta:page-count="1" meta:paragraph-count="2" meta:word-count="9" meta:character-count="40" meta:non-whitespace-character-count="33"/>
    <meta:generator>LibreOffice/6.0.2.1$Windows_x86 LibreOffice_project/f7f06a8f319e4b62f9bc5095aa112a65d2f3ac89</meta:generator>
  </office:meta>
</office:document-meta>
</file>